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ed3a"/>
    </style:style>
    <style:style style:name="T1" style:family="text">
      <style:text-properties officeooo:rsid="0009ed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dechocolate.net/chocolates-valor/" text:style-name="Internet_20_link" text:visited-style-name="Visited_20_Internet_20_Link">https://dechocolate.net/chocolates-valor/</text:a></text:p>
      <text:p text:style-name="Standard"/>
      <text:p text:style-name="P1"><text:span text:style-name="T1">FALTAN FOTOS DEL MOVIL <text:s/>→</text:span></text:p>
      <text:p text:style-name="P1"/>
      <text:p text:style-name="Standard"/>
      <text:p text:style-name="Standard"><text:a xlink:type="simple" xlink:href="http://formacion.confebask.es/emprendizaje/orientacion/emp/emp_cuest_1.asp?ans_3_0_0=1&amp;ans_3_0_1=1&amp;ans_3_1_0=0&amp;ans_3_1_1=0&amp;ans_3_2_0=1&amp;ans_3_2_1=0&amp;ans_3_3_0=0&amp;ans_3_3_1=0&amp;ans_3_4_0=1&amp;ans_3_4_1=1&amp;step=4&amp;x=225&amp;y=68" text:style-name="Internet_20_link" text:visited-style-name="Visited_20_Internet_20_Link">http://formacion.confebask.es/emprendizaje/orientacion/emp/emp_cuest_1.asp?ans_3_0_0=1&amp;ans_3_0_1=1&amp;ans_3_1_0=0&amp;ans_3_1_1=0&amp;ans_3_2_0=1&amp;ans_3_2_1=0&amp;ans_3_3_0=0&amp;ans_3_3_1=0&amp;ans_3_4_0=1&amp;ans_3_4_1=1&amp;step=4&amp;x=225&amp;y=68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09:27:41.822038490</meta:creation-date>
    <dc:date>2020-10-06T09:45:43.874666558</dc:date>
    <meta:editing-duration>PT7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7" meta:character-count="278" meta:non-whitespace-character-count="273"/>
  </office:meta>
</office:document-meta>
</file>